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3" style:family="paragraph" style:parent-style-name="Table_20_Contents">
      <style:text-properties fo:font-weight="bold" officeooo:rsid="001386c6" officeooo:paragraph-rsid="001386c6" style:font-weight-asian="bold" style:font-weight-complex="bold"/>
    </style:style>
    <style:style style:name="P4" style:family="paragraph" style:parent-style-name="Table_20_Contents">
      <style:text-properties officeooo:rsid="001386c6" officeooo:paragraph-rsid="00138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@@name<text:tab/>Age: @@age<text:line-break/>Email: @@email<text:tab/>Phone: @@phone</text:p>
      <text:p text:style-name="P1"/>
      <text:p text:style-name="P1">Address</text:p>
      <text:p text:style-name="P1">@@address.street</text:p>
      <text:p text:style-name="P1">@@address.city @@address.state @@address.zip</text:p>
      <text:p text:style-name="P1"/>
      <text:p text:style-name="P2">Jobs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Company</text:p>
          </table:table-cell>
          <table:table-cell table:style-name="Tabella1.A1" office:value-type="string">
            <text:p text:style-name="P3">Position</text:p>
          </table:table-cell>
          <table:table-cell table:style-name="Tabella1.C1" office:value-type="string">
            <text:p text:style-name="P3">Duration</text:p>
          </table:table-cell>
        </table:table-row>
        <table:table-row>
          <table:table-cell table:style-name="Tabella1.A2" office:value-type="string">
            <text:p text:style-name="P4">@@jobs.company</text:p>
          </table:table-cell>
          <table:table-cell table:style-name="Tabella1.A2" office:value-type="string">
            <text:p text:style-name="P4">@@jobs.position</text:p>
          </table:table-cell>
          <table:table-cell table:style-name="Tabella1.C2" office:value-type="string">
            <text:p text:style-name="P4">@@jobs.duration</text:p>
          </table:table-cell>
        </table:table-row>
        <table:table-row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C2" office:value-type="string">
            <text:p text:style-name="P4"/>
          </table:table-cell>
        </table:table-row>
      </table:table>
      <text:p text:style-name="P1"/>
      <text:p text:style-name="P1">@@image1 @@image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text-properties officeooo:rsid="001386c6" officeooo:paragraph-rsid="001386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@@image2 @@name</text:p>
      </style:header>
      <style:footer>
        <text:p text:style-name="MP2">This is the footer @@address.city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5-24T19:25:52.965768400</dc:date>
    <meta:editing-duration>PT8M37S</meta:editing-duration>
    <meta:editing-cycles>1</meta:editing-cycles>
    <meta:document-statistic meta:table-count="1" meta:image-count="0" meta:object-count="0" meta:page-count="1" meta:paragraph-count="15" meta:word-count="31" meta:character-count="271" meta:non-whitespace-character-count="255"/>
    <meta:generator>LibreOffice/25.2.3.2$Windows_X86_64 LibreOffice_project/bbb074479178df812d175f709636b368952c2ce3</meta:generator>
  </office:meta>
</office:document-meta>
</file>